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pee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ehicle Id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Speed-2</text:p>
          </table:table-cell>
          <table:table-cell office:value-type="string" calcext:value-type="string">
            <text:p>Speed+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/00/0000</text:date>, <text:time style:data-style-name="N2" text:time-value="13:18:24.049832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3:17:19.210617166</meta:creation-date>
    <meta:generator>LibreOffice/5.2.7.2$Linux_X86_64 LibreOffice_project/20m0$Build-2</meta:generator>
    <dc:date>2019-08-13T13:21:30.241059031</dc:date>
    <meta:editing-duration>PT3M6S</meta:editing-duration>
    <meta:editing-cycles>1</meta:editing-cycles>
    <meta:document-statistic meta:table-count="1" meta:cell-count="12" meta:object-count="0"/>
  </office:meta>
</office:document-meta>
</file>